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80987" text:style-name="Numerazione_20_UC">
              <text:list-item text:start-value="1">
                <text:p text:style-name="Azione_20_attore">L'utente digita un termine nella barra di ricerca e sottomette</text:p>
              </text:list-item>
              <text:list-item>
                <text:p text:style-name="Azione_20_sistema">Il sistema esegue la ricerca e genera la pagina</text:p>
              </text:list-item>
              <text:list-item>
                <text:p text:style-name="Azione_20_attore">L'utente visualizza la pagina (include Visualizza lista argomenti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effettuato con successo la ricerca e il sistema visualizza un messaggio.</text:p>
            <text:p text:style-name="Table_20_Contents">L'utente ha annullato la ricerca e visualizza un messaggi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1:56:55.08</meta:creation-date>
    <meta:editing-duration>PT1M18S</meta:editing-duration>
    <meta:editing-cycles>4</meta:editing-cycles>
    <meta:generator>OpenOffice.org/3.3$Win32 OpenOffice.org_project/330m20$Build-9567</meta:generator>
    <dc:date>2012-10-19T23:45:44.82</dc:date>
    <dc:creator>Alfonso Piscitelli</dc:creator>
    <meta:document-statistic meta:table-count="1" meta:image-count="0" meta:object-count="0" meta:page-count="1" meta:paragraph-count="17" meta:word-count="120" meta:character-count="784"/>
  </office:meta>
</office:document-meta>
</file>